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text-properties officeooo:rsid="000e008d" officeooo:paragraph-rsid="000e008d"/>
    </style:style>
    <style:style style:name="P2" style:family="paragraph" style:parent-style-name="Heading_20_1">
      <style:text-properties officeooo:rsid="001391ff" officeooo:paragraph-rsid="001391ff"/>
    </style:style>
    <style:style style:name="P3" style:family="paragraph" style:parent-style-name="Heading_20_1">
      <style:text-properties officeooo:rsid="0014a78a" officeooo:paragraph-rsid="0014a78a"/>
    </style:style>
    <style:style style:name="P4" style:family="paragraph" style:parent-style-name="Standard">
      <style:text-properties style:font-name="Liberation Sans" officeooo:rsid="000ba519" officeooo:paragraph-rsid="000ba519"/>
    </style:style>
    <style:style style:name="P5" style:family="paragraph" style:parent-style-name="Standard">
      <style:text-properties style:font-name="Liberation Serif" officeooo:rsid="000ba519" officeooo:paragraph-rsid="000ba519"/>
    </style:style>
    <style:style style:name="P6" style:family="paragraph" style:parent-style-name="Standard">
      <style:text-properties style:font-name="Liberation Serif" officeooo:rsid="000c0432" officeooo:paragraph-rsid="000c0432"/>
    </style:style>
    <style:style style:name="P7" style:family="paragraph" style:parent-style-name="Text_20_body" style:list-style-name="L1">
      <style:text-properties officeooo:rsid="000fa8d7" officeooo:paragraph-rsid="000fa8d7"/>
    </style:style>
    <style:style style:name="P8" style:family="paragraph" style:parent-style-name="Text_20_body" style:list-style-name="L1">
      <style:text-properties officeooo:rsid="000fa8d7" officeooo:paragraph-rsid="0014d89a"/>
    </style:style>
    <style:style style:name="P9" style:family="paragraph" style:parent-style-name="Text_20_body" style:list-style-name="L1">
      <style:text-properties officeooo:rsid="000ffbd6" officeooo:paragraph-rsid="000ffbd6"/>
    </style:style>
    <style:style style:name="P10" style:family="paragraph" style:parent-style-name="Text_20_body" style:list-style-name="L2">
      <style:text-properties officeooo:rsid="001391ff" officeooo:paragraph-rsid="001391ff"/>
    </style:style>
    <style:style style:name="P11" style:family="paragraph" style:parent-style-name="Text_20_body" style:list-style-name="L3">
      <style:text-properties officeooo:rsid="0014a78a" officeooo:paragraph-rsid="0014a78a"/>
    </style:style>
    <style:style style:name="T1" style:family="text">
      <style:text-properties officeooo:rsid="000dcda7"/>
    </style:style>
    <style:style style:name="T2" style:family="text">
      <style:text-properties officeooo:rsid="001391ff"/>
    </style:style>
    <style:style style:name="T3" style:family="text">
      <style:text-properties officeooo:rsid="0014a78a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Space Exploration</text:p>
      <text:p text:style-name="P6">Ship Interiors</text:p>
      <text:p text:style-name="P5">No Combat <text:span text:style-name="T1">Needed</text:span></text:p>
      <text:p text:style-name="P4"/>
      <text:h text:style-name="P1" text:outline-level="1">MVP <text:span text:style-name="T3">0</text:span><text:span text:style-name="T2">.</text:span><text:span text:style-name="T3">1</text:span></text:h>
      <text:list xml:id="list241597917" text:style-name="L1">
        <text:list-item>
          <text:p text:style-name="P8">walk around</text:p>
        </text:list-item>
        <text:list-item>
          <text:p text:style-name="P7">Ship Flight</text:p>
          <text:list>
            <text:list-item>
              <text:p text:style-name="P7">Flight Assist on only for now</text:p>
            </text:list-item>
          </text:list>
        </text:list-item>
        <text:list-item>
          <text:p text:style-name="P9">take off and land</text:p>
        </text:list-item>
      </text:list>
      <text:h text:style-name="P2" text:outline-level="1">MVP <text:span text:style-name="T3">0.2</text:span></text:h>
      <text:list xml:id="list2461966202" text:style-name="L2">
        <text:list-item>
          <text:p text:style-name="P10">Planet and space station, with landing areas</text:p>
        </text:list-item>
      </text:list>
      <text:h text:style-name="P3" text:outline-level="1">MVP 0.3</text:h>
      <text:list xml:id="list1195172104" text:style-name="L3">
        <text:list-item>
          <text:p text:style-name="P11">2 Solar Systems to warp between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5T00:07:25.319403053</meta:creation-date>
    <meta:generator>LibreOffice/7.3.7.2$Linux_X86_64 LibreOffice_project/30$Build-2</meta:generator>
    <dc:date>2023-11-15T02:23:17.751296629</dc:date>
    <meta:editing-duration>PT54M51S</meta:editing-duration>
    <meta:editing-cycles>10</meta:editing-cycles>
    <meta:document-statistic meta:table-count="0" meta:image-count="0" meta:object-count="0" meta:page-count="1" meta:paragraph-count="12" meta:word-count="46" meta:character-count="217" meta:non-whitespace-character-count="189"/>
  </office:meta>
</office:document-meta>
</file>